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5" style:family="table-cell" style:parent-style-name="Default">
      <style:table-cell-properties fo:background-color="#dddddd" fo:padding="0.028in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 (von Nazareth)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62]" office:value-type="float" office:value="4.23" calcext:value-type="float">
            <text:p>4.23</text:p>
          </table:table-cell>
          <table:table-cell table:style-name="ce4" table:formula="of:=[.E6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36" calcext:value-type="float">
            <text:p>1.23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7" calcext:value-type="float">
            <text:p>1.23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103" office:value-type="float" office:value="2.015" calcext:value-type="float">
            <text:p>2.015</text:p>
          </table:table-cell>
          <table:table-cell table:style-name="ce10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Volk, das in Finsternis sass, hat ein Licht gesehen... Licht der Mens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5" calcext:value-type="float">
            <text:p>1.2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43" calcext:value-type="float">
            <text:p>4.143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101" calcext:value-type="float">
            <text:p>3.1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1" calcext:value-type="float">
            <text:p>4.161</text:p>
          </table:table-cell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5" calcext:value-type="float">
            <text:p>4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ht nach Gewohnheit am Sabbattag in die Synagoge, um vorzule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057" calcext:value-type="float">
            <text:p>1.05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102" calcext:value-type="float">
            <text:p>3.1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r Geist treibt Jesus in die Wüste, um vom Teufel versuch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87]" office:value-type="float" office:value="10.07" calcext:value-type="float">
            <text:p>10.07</text:p>
          </table:table-cell>
          <table:table-cell table:style-name="ce4" table:formula="of:=[.E87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94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5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6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7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36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8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9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9]" office:value-type="float" office:value="5.03" calcext:value-type="float">
            <text:p>5.03</text:p>
          </table:table-cell>
          <table:table-cell table:style-name="ce4" table:formula="of:=[.E149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82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9.34" calcext:value-type="float">
            <text:p>9.34</text:p>
          </table:table-cell>
          <table:table-cell table:style-name="ce4" table:formula="of:=[.E205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12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6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7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8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4" calcext:value-type="float">
            <text:p>13.54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1" calcext:value-type="float">
            <text:p>6.011</text:p>
          </table:table-cell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545" calcext:value-type="float">
            <text:p>13.5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Jünger folgen ihm na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3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7]" office:value-type="float" office:value="4.08" calcext:value-type="float">
            <text:p>4.08</text:p>
          </table:table-cell>
          <table:table-cell table:style-name="ce4" table:formula="of:=[.E227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4.135" calcext:value-type="float">
            <text:p>4.135</text:p>
          </table:table-cell>
          <table:table-cell table:style-name="ce105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 // In Kraft des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2" calcext:value-type="float">
            <text:p>4.142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05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über Jesus geht aus durch die ganze Umgeg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1" calcext:value-type="float">
            <text:p>1.141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3" calcext:value-type="float">
            <text:p>4.143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Jesus predigt das Evangelium des Reiches Gottes // 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5" calcext:value-type="float">
            <text:p>4.15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 office:value-type="string" calcext:value-type="string">
            <text:p>Lehrt in Synagogen, geehrt von al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46]" office:value-type="float" office:value="4.17" calcext:value-type="float">
            <text:p>4.17</text:p>
          </table:table-cell>
          <table:table-cell table:style-name="ce4" table:formula="of:=[.E246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4.432" calcext:value-type="float">
            <text:p>4.4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begint zu predigen: Tut Busse, Reich Nahe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96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1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8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2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333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5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7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52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56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5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6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6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6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4" calcext:value-type="float">
            <text:p>1.214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1" calcext:value-type="float">
            <text:p>6.5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z -&gt; K 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Nach Kapernaum, lehrt an Sabba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5" calcext:value-type="float">
            <text:p>1.25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2" calcext:value-type="float">
            <text:p>4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2" calcext:value-type="float">
            <text:p>6.5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geht am Sabbat in die Synagoge und lehr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3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38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4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5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5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53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55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9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4"/>
      </table:named-expressions>
      <table:database-ranges>
        <table:database-range table:name="SortierRange" table:target-range-address="Parallelstellen.C2:Parallelstellen.AM55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4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8:13:16.99143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13T11:07:58.076428790</dc:date>
    <meta:editing-duration>P3DT1H11M11S</meta:editing-duration>
    <meta:editing-cycles>503</meta:editing-cycles>
    <meta:generator>LibreOffice/6.3.5.2$Linux_X86_64 LibreOffice_project/30$Build-2</meta:generator>
    <meta:document-statistic meta:table-count="1" meta:cell-count="361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